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5bca2" officeooo:paragraph-rsid="0015bca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officeooo:rsid="0015bca2" officeooo:paragraph-rsid="0015bca2"/>
    </style:style>
    <style:style style:name="P4" style:family="paragraph" style:parent-style-name="Standard">
      <style:text-properties officeooo:rsid="0015bca2" officeooo:paragraph-rsid="0015bca2"/>
    </style:style>
    <style:style style:name="T1" style:family="text">
      <style:text-properties officeooo:rsid="00196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site <text:span text:style-name="T1">W</text:span>ireframe Model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8pt" officeooo:rsid="0015bca2" officeooo:paragraph-rsid="0015bca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 1021 Resit – Task 2: Design Document<text:tab/><text:tab/>Ho Chun Wong</text:p>
      </style:header>
      <style:footer>
        <text:p text:style-name="MP2"><text:bookmark-start text:name="PageNumWizard_FOOTER_Default Page Style1"/><text:page-number text:select-page="current">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7:53:06.610545117</meta:creation-date>
    <meta:generator>LibreOffice/24.2.4.2$Linux_X86_64 LibreOffice_project/420$Build-2</meta:generator>
    <dc:date>2024-07-25T18:18:04.099335211</dc:date>
    <meta:editing-duration>PT13M41S</meta:editing-duration>
    <meta:editing-cycles>6</meta:editing-cycles>
    <meta:document-statistic meta:table-count="0" meta:image-count="0" meta:object-count="0" meta:page-count="1" meta:paragraph-count="3" meta:word-count="14" meta:character-count="79" meta:non-whitespace-character-count="66"/>
  </office:meta>
</office:document-meta>
</file>